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512cm" fo:min-width="2.0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0.512cm" fo:min-width="1.532cm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0.762cm" svg:x="2.27cm" svg:y="2.27cm">
          <text:p text:style-name="P1"><text:span text:style-name="T1">株式会社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461cm" svg:height="0.889cm" svg:x="3.689cm" svg:y="3.213cm">
          <draw:text-box>
            <text:p text:style-name="P3"><text:span text:style-name="T1">証券の新規発行</text:span></text:p>
          </draw:text-box>
        </draw:frame>
        <draw:custom-shape draw:style-name="gr1" draw:text-style-name="P2" xml:id="id2" draw:id="id2" draw:layer="layout" svg:width="2.54cm" svg:height="0.762cm" svg:x="2.27cm" svg:y="4.31cm">
          <text:p text:style-name="P1"><text:span text:style-name="T1">証券会社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3.54cm" svg:y1="3.032cm" svg:x2="3.54cm" svg:y2="4.31cm" draw:start-shape="id1" draw:start-glue-point="2" draw:end-shape="id2" draw:end-glue-point="0" svg:d="M3540 3032v1278" svg:viewBox="0 0 1 1279">
          <text:p/>
        </draw:connector>
        <draw:custom-shape draw:style-name="gr4" draw:text-style-name="P2" xml:id="id3" draw:id="id3" draw:layer="layout" svg:width="2.032cm" svg:height="0.762cm" svg:x="2.524cm" svg:y="6.35cm">
          <text:p text:style-name="P1"><text:span text:style-name="T1">投資者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3.54cm" svg:y1="5.072cm" svg:x2="3.54cm" svg:y2="6.35cm" draw:start-shape="id2" draw:start-glue-point="2" draw:end-shape="id3" draw:end-glue-point="0" svg:d="M3540 5072v1278" svg:viewBox="0 0 1 1279">
          <text:p/>
        </draw:connector>
        <draw:custom-shape draw:style-name="gr1" draw:text-style-name="P2" draw:layer="layout" svg:width="2.54cm" svg:height="0.762cm" svg:x="10.538cm" svg:y="3.921cm">
          <text:p text:style-name="P1"><text:span text:style-name="T1">証券会社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032cm" svg:height="0.762cm" svg:x="8.592cm" svg:y="6.361cm">
          <text:p text:style-name="P1"><text:span text:style-name="T1">投資者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032cm" svg:height="0.762cm" svg:x="10.892cm" svg:y="6.361cm">
          <text:p text:style-name="P1"><text:span text:style-name="T1">投資者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032cm" svg:height="0.762cm" svg:x="13.192cm" svg:y="6.361cm">
          <text:p text:style-name="P1"><text:span text:style-name="T1">投資者</text:span></text:p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1.583cm" svg:height="1.307cm" draw:transform="skewX (-0.208741378538522) rotate (0.901113492804672) translate (9.93872599660195cm 6.21611086023131cm)" svg:viewBox="0 0 1584 1308" svg:d="M0 0c3066 2 735 1308 735 1308">
          <text:p/>
        </draw:path>
        <draw:path draw:style-name="gr5" draw:text-style-name="P5" draw:layer="layout" svg:width="1.233cm" svg:height="1.559cm" draw:transform="skewX (0.458148928648511) rotate (1.68494085987533) translate (12.1830155277367cm 6.20434929024434cm)" svg:viewBox="0 0 1234 1560" svg:d="M0 0c2390 7 572 1560 572 156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3T20:23:00.074193000</meta:creation-date>
    <dc:date>2015-11-23T20:49:53.723663000</dc:date>
    <meta:editing-duration>PT11M41S</meta:editing-duration>
    <meta:editing-cycles>3</meta:editing-cycles>
    <meta:generator>LibreOffice/5.0.3.2$MacOSX_X86_64 LibreOffice_project/e5f16313668ac592c1bfb310f4390624e3dbfb75</meta:generator>
    <meta:document-statistic meta:object-count="12"/>
  </office:meta>
</office:document-meta>
</file>